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83.05pt" style:rel-column-width="1661*"/>
    </style:style>
    <style:style style:name="Table1.B" style:family="table-column">
      <style:table-column-properties style:column-width="83.15pt" style:rel-column-width="1663*"/>
    </style:style>
    <style:style style:name="Table1.E" style:family="table-column">
      <style:table-column-properties style:column-width="83.1pt" style:rel-column-width="1662*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F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F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3e7d" officeooo:paragraph-rsid="00013e7d"/>
    </style:style>
    <style:style style:name="P2" style:family="paragraph" style:parent-style-name="Standard">
      <style:paragraph-properties fo:text-align="start" style:justify-single-word="false"/>
      <style:text-properties officeooo:rsid="00013e7d" officeooo:paragraph-rsid="00013e7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3e7d" officeooo:paragraph-rsid="00013e7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7cd8" officeooo:paragraph-rsid="00027cd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5f29d" officeooo:paragraph-rsid="0005f29d"/>
    </style:style>
    <style:style style:name="P6" style:family="paragraph" style:parent-style-name="Standard">
      <style:paragraph-properties fo:text-align="start" style:justify-single-word="false"/>
      <style:text-properties officeooo:rsid="0005f29d" officeooo:paragraph-rsid="0005f29d"/>
    </style:style>
    <style:style style:name="P7" style:family="paragraph" style:parent-style-name="Standard">
      <style:paragraph-properties fo:text-align="center" style:justify-single-word="false"/>
      <style:text-properties officeooo:rsid="0005f29d" officeooo:paragraph-rsid="0005f29d"/>
    </style:style>
    <style:style style:name="P8" style:family="paragraph" style:parent-style-name="Standard">
      <style:paragraph-properties fo:margin-top="0pt" fo:margin-bottom="3.09pt" loext:contextual-spacing="false"/>
    </style:style>
    <style:style style:name="P9" style:family="paragraph" style:parent-style-name="Standard">
      <style:paragraph-properties fo:margin-top="0pt" fo:margin-bottom="3.09pt" loext:contextual-spacing="false"/>
      <style:text-properties officeooo:rsid="00013e7d" officeooo:paragraph-rsid="00013e7d"/>
    </style:style>
    <style:style style:name="P10" style:family="paragraph" style:parent-style-name="Title">
      <style:paragraph-properties fo:margin-top="0pt" fo:margin-bottom="15.59pt" loext:contextual-spacing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027cd8" officeooo:paragraph-rsid="00027cd8"/>
    </style:style>
    <style:style style:name="P13" style:family="paragraph" style:parent-style-name="Table_20_Contents">
      <style:paragraph-properties fo:text-align="start" style:justify-single-word="false"/>
      <style:text-properties officeooo:rsid="00027cd8" officeooo:paragraph-rsid="0004dfdc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027cd8"/>
    </style:style>
    <style:style style:name="T3" style:family="text">
      <style:text-properties officeooo:rsid="0004dfd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CE 9305A: Introduction to Probability Theory I</text:p>
      <text:p text:style-name="P9">Name: B. G. H. Sunanda Gamage</text:p>
      <text:p text:style-name="P9">Email: sgamage2@uwo.ca</text:p>
      <text:p text:style-name="P1">Student ID: 250992128</text:p>
      <text:p text:style-name="P10"><text:span text:style-name="T1">Homework</text:span> Assignments</text:p>
      <text:h text:style-name="Heading_20_1" text:outline-level="1">Homework 1 (2018/09/19): Simulating the frequentist definition of probability</text:h>
      <text:list xml:id="list343715234" text:style-name="L1">
        <text:list-item>
          <text:p text:style-name="P3">Generate <text:span text:style-name="T2">N</text:span> binary digit<text:span text:style-name="T2">s</text:span> with<draw:frame draw:style-name="fr1" draw:name="Object1" text:anchor-type="as-char" svg:y="-8.36pt" svg:width="123.79pt" svg:height="12.25pt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2" text:anchor-type="as-char" svg:y="-8.36pt" svg:width="49.24pt" svg:height="12.25pt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for N = 10, 100 ...</text:span></text:p>
        </text:list-item>
        <text:list-item>
          <text:p text:style-name="P4">Observe the relative frequencies (F) of the two outcomes, 1 and 0 (table below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 table:number-columns-repeated="2"/>
        <table:table-row>
          <table:table-cell table:style-name="Table1.A1" office:value-type="string">
            <text:p text:style-name="P12">Outcome</text:p>
          </table:table-cell>
          <table:table-cell table:style-name="Table1.A1" office:value-type="string">
            <text:p text:style-name="P12">N = 10<text:line-break/>Relative freq.</text:p>
          </table:table-cell>
          <table:table-cell table:style-name="Table1.A1" office:value-type="string">
            <text:p text:style-name="P12">N = 100<text:line-break/>Relative freq.</text:p>
          </table:table-cell>
          <table:table-cell table:style-name="Table1.A1" office:value-type="string">
            <text:p text:style-name="P12">N = 1000<text:line-break/>Relative freq.</text:p>
          </table:table-cell>
          <table:table-cell table:style-name="Table1.A1" office:value-type="string">
            <text:p text:style-name="P12">N = 10000<text:line-break/>Relative freq.</text:p>
          </table:table-cell>
          <table:table-cell table:style-name="Table1.F1" office:value-type="string">
            <text:p text:style-name="P13">N = 10<text:span text:style-name="T3">0</text:span>000<text:line-break/>Relative freq.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1">0.9</text:p>
          </table:table-cell>
          <table:table-cell table:style-name="Table1.A2" office:value-type="string">
            <text:p text:style-name="P11">0.89</text:p>
          </table:table-cell>
          <table:table-cell table:style-name="Table1.A2" office:value-type="string">
            <text:p text:style-name="P11">0.859</text:p>
          </table:table-cell>
          <table:table-cell table:style-name="Table1.A2" office:value-type="string">
            <text:p text:style-name="P11">0.8603</text:p>
          </table:table-cell>
          <table:table-cell table:style-name="Table1.F2" office:value-type="string">
            <text:p text:style-name="P11">0.8599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1">0.1</text:p>
          </table:table-cell>
          <table:table-cell table:style-name="Table1.A2" office:value-type="string">
            <text:p text:style-name="P11">0.11</text:p>
          </table:table-cell>
          <table:table-cell table:style-name="Table1.A2" office:value-type="string">
            <text:p text:style-name="P11">0.141</text:p>
          </table:table-cell>
          <table:table-cell table:style-name="Table1.A2" office:value-type="string">
            <text:p text:style-name="P11">0.1397</text:p>
          </table:table-cell>
          <table:table-cell table:style-name="Table1.F2" office:value-type="string">
            <text:p text:style-name="P11">0.1401</text:p>
          </table:table-cell>
        </table:table-row>
      </table:table>
      <text:p text:style-name="P6"/>
      <text:list xml:id="list3627005717" text:style-name="L2">
        <text:list-item>
          <text:p text:style-name="P5">It was observed that as this experiment was repeated with increasing N, the two relative frequencies got closer and closer to the original probabilities <draw:frame draw:style-name="fr1" draw:name="Object3" text:anchor-type="as-char" svg:y="-8.36pt" svg:width="112.79pt" svg:height="12.25pt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5">At around N = 100000, the changes to the relative frequencies as N was doubled (to 200000) were very small (~0.0001).</text:p>
        </text:list-item>
        <text:list-item>
          <text:p text:style-name="P5">Therefore, <text:s/>N = 100000 was considered as the infinity for which the following quantity approaches the limit, which is the probability of the outcome according to the frequentist definition of probability.</text:p>
        </text:list-item>
      </text:list>
      <text:p text:style-name="P7"><draw:frame draw:style-name="fr1" draw:name="Object4" text:anchor-type="as-char" svg:y="-8.36pt" svg:width="294.04pt" svg:height="17.46pt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8pt" loext:contextual-spacing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15.59pt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55:20.360005701</meta:creation-date>
    <dc:date>2018-12-27T16:28:03.022025865</dc:date>
    <meta:editing-duration>PT20M1S</meta:editing-duration>
    <meta:editing-cycles>6</meta:editing-cycles>
    <meta:generator>LibreOffice/6.0.3.2$Linux_X86_64 LibreOffice_project/00m0$Build-2</meta:generator>
    <meta:document-statistic meta:table-count="1" meta:image-count="0" meta:object-count="4" meta:page-count="1" meta:paragraph-count="30" meta:word-count="174" meta:character-count="998" meta:non-whitespace-character-count="857"/>
  </office:meta>
</office:document-meta>
</file>

<file path=Object 1/content.xml><?xml version="1.0" encoding="utf-8"?>
<math xmlns="http://www.w3.org/1998/Math/MathML" display="block">
  <semantics>
    <mrow>
      <msub>
        <mi>P</mi>
        <mn>1</mn>
      </msub>
      <mo stretchy="false">=</mo>
      <mrow>
        <mn>0.5</mn>
        <mo stretchy="false">+</mo>
        <mrow>
          <mn>0.045</mn>
          <mo stretchy="false">∗</mo>
          <mn>8</mn>
        </mrow>
      </mrow>
      <mo stretchy="false">=</mo>
      <mn>0.86</mn>
    </mrow>
    <annotation encoding="StarMath 5.0"> P_{1} = 0.5 + 0.045 * 8 = 0.86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n>0.14</mn>
    </mrow>
    <annotation encoding="StarMath 5.0"> P_{0} = 0.14</annotation>
  </semantics>
</math>
</file>

<file path=Object 3/content.xml><?xml version="1.0" encoding="utf-8"?>
<math xmlns="http://www.w3.org/1998/Math/MathML" display="block">
  <semantics>
    <mrow>
      <mrow>
        <msub>
          <mi>P</mi>
          <mn>1</mn>
        </msub>
        <mo stretchy="false">=</mo>
        <mn>0.86</mn>
      </mrow>
      <mtext>and</mtext>
      <mrow>
        <msub>
          <mi>P</mi>
          <mn>0</mn>
        </msub>
        <mo stretchy="false">=</mo>
        <mn>0.14</mn>
      </mrow>
    </mrow>
    <annotation encoding="StarMath 5.0">P_{1} = 0.86 "and" P_{0} = 0.14</annotation>
  </semantics>
</math>
</file>

<file path=Object 4/content.xml><?xml version="1.0" encoding="utf-8"?>
<math xmlns="http://www.w3.org/1998/Math/MathML" display="block">
  <semantics>
    <mrow>
      <mi mathvariant="italic">Probability</mi>
      <mi mathvariant="italic">of</mi>
      <mrow>
        <mi mathvariant="italic">outcome</mi>
        <mo stretchy="false">=</mo>
        <mrow>
          <munder>
            <mi>lim</mi>
            <mrow>
              <mi>N</mi>
              <mo stretchy="false">→</mo>
              <mi mathvariant="italic">inf</mi>
            </mrow>
          </munder>
          <mi mathvariant="italic">Relative</mi>
        </mrow>
      </mrow>
      <mi mathvariant="italic">frequency</mi>
      <mi mathvariant="italic">of</mi>
      <mi mathvariant="italic">outcome</mi>
    </mrow>
    <annotation encoding="StarMath 5.0">Probability of outcome  = lim from{N-&gt;inf} Relative frequency of outcome

</annotation>
  </semantics>
</math>
</file>